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" style:family="graphic" style:parent-style-name="objectwithoutfill">
      <style:graphic-properties draw:marker-start="" draw:marker-end="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Liberation Sans" fo:font-size="12pt"/>
    </style:style>
    <style:style style:name="P2" style:family="paragraph">
      <loext:graphic-properties draw:fill="none" draw:fill-color="#ffffff"/>
      <style:text-properties style:font-name="Liberation Sans"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Sans" fo:font-size="12pt"/>
    </style:style>
    <style:style style:name="P5" style:family="paragraph">
      <loext:graphic-properties draw:fill="none" draw:fill-color="#ffffff"/>
    </style:style>
    <style:style style:name="T1" style:family="text">
      <style:text-properties style:font-name="Liberation Sans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4.128cm" svg:height="0.725cm" svg:x="5.469cm" svg:y="17.141cm">
          <draw:text-box>
            <text:p text:style-name="P1"><text:span text:style-name="T1">Porifera</text:span></text:p>
          </draw:text-box>
        </draw:frame>
        <draw:connector draw:style-name="gr2" draw:text-style-name="P3" draw:layer="layout" svg:x1="0.881cm" svg:y1="18.462cm" svg:x2="2.905cm" svg:y2="19.863cm" svg:d="M881 18462h1012v1401h1012" svg:viewBox="0 0 2025 1402">
          <text:p/>
        </draw:connector>
        <draw:connector draw:style-name="gr2" draw:text-style-name="P3" draw:layer="layout" svg:x1="0.881cm" svg:y1="18.463cm" svg:x2="2.904cm" svg:y2="17.049cm" svg:d="M881 18463h1012v-1414h1011" svg:viewBox="0 0 2024 1415">
          <text:p/>
        </draw:connector>
        <draw:connector draw:style-name="gr2" draw:text-style-name="P3" draw:layer="layout" svg:x1="2.952cm" svg:y1="15.661cm" svg:x2="5.469cm" svg:y2="17.503cm" draw:end-shape="id1" svg:d="M2952 15661h1009v1842h1508" svg:viewBox="0 0 2518 1843">
          <text:p/>
        </draw:connector>
        <draw:connector draw:style-name="gr2" draw:text-style-name="P3" draw:layer="layout" svg:x1="1.952cm" svg:y1="17.062cm" svg:x2="3.975cm" svg:y2="15.648cm" svg:d="M1952 17062h1012v-1414h1011" svg:viewBox="0 0 2024 1415">
          <text:p/>
        </draw:connector>
        <draw:frame draw:style-name="gr1" draw:text-style-name="P2" draw:layer="layout" svg:width="4.128cm" svg:height="0.725cm" svg:x="2.722cm" svg:y="19.515cm">
          <draw:text-box>
            <text:p text:style-name="P4">Choanoflagellatea</text:p>
          </draw:text-box>
        </draw:frame>
        <draw:connector draw:style-name="gr2" draw:text-style-name="P3" draw:layer="layout" svg:x1="0.882cm" svg:y1="18.463cm" svg:x2="2.905cm" svg:y2="17.049cm" svg:d="M882 18463h1012v-1414h1011" svg:viewBox="0 0 2024 1415">
          <text:p/>
        </draw:connector>
        <draw:connector draw:style-name="gr2" draw:text-style-name="P3" draw:layer="layout" svg:x1="2.953cm" svg:y1="15.662cm" svg:x2="4.976cm" svg:y2="14.248cm" svg:d="M2953 15662h1012v-1414h1011" svg:viewBox="0 0 2024 1415">
          <text:p/>
        </draw:connector>
        <draw:connector draw:style-name="gr2" draw:text-style-name="P3" draw:layer="layout" svg:x1="1.957cm" svg:y1="17.051cm" svg:x2="3.981cm" svg:y2="18.452cm" svg:d="M1957 17051h1012v1401h1012" svg:viewBox="0 0 2025 1402">
          <text:p/>
        </draw:connector>
        <draw:connector draw:style-name="gr2" draw:text-style-name="P3" draw:layer="layout" svg:x1="3.952cm" svg:y1="14.262cm" svg:x2="5.976cm" svg:y2="15.663cm" svg:d="M3952 14262h1012v1401h1012" svg:viewBox="0 0 2025 1402">
          <text:p/>
        </draw:connector>
        <draw:connector draw:style-name="gr2" draw:text-style-name="P3" draw:layer="layout" svg:x1="3.954cm" svg:y1="14.262cm" svg:x2="5.977cm" svg:y2="12.848cm" svg:d="M3954 14262h1012v-1414h1011" svg:viewBox="0 0 2024 1415">
          <text:p/>
        </draw:connector>
        <draw:frame draw:style-name="gr1" draw:text-style-name="P2" draw:layer="layout" svg:width="4.128cm" svg:height="0.725cm" svg:x="5.762cm" svg:y="15.287cm">
          <draw:text-box>
            <text:p text:style-name="P4">Placozoa</text:p>
          </draw:text-box>
        </draw:frame>
        <draw:frame draw:style-name="gr1" draw:text-style-name="P5" draw:layer="layout" svg:width="3.81cm" svg:height="0.725cm" svg:x="3.857cm" svg:y="18.145cm">
          <draw:text-box>
            <text:p><text:span text:style-name="T1">Ctenophora</text:span></text:p>
          </draw:text-box>
        </draw:frame>
        <draw:connector draw:style-name="gr2" draw:text-style-name="P3" draw:layer="layout" svg:x1="4.952cm" svg:y1="12.863cm" svg:x2="6.976cm" svg:y2="14.264cm" svg:d="M4952 12863h1012v1401h1012" svg:viewBox="0 0 2025 1402">
          <text:p/>
        </draw:connector>
        <draw:connector draw:style-name="gr2" draw:text-style-name="P3" draw:layer="layout" svg:x1="4.955cm" svg:y1="12.862cm" svg:x2="6.978cm" svg:y2="11.448cm" svg:d="M4955 12862h1012v-1414h1011" svg:viewBox="0 0 2024 1415">
          <text:p/>
        </draw:connector>
        <draw:frame draw:style-name="gr1" draw:text-style-name="P2" draw:layer="layout" svg:width="4.128cm" svg:height="0.725cm" svg:x="6.762cm" svg:y="13.888cm">
          <draw:text-box>
            <text:p text:style-name="P4">Cnidaria</text:p>
          </draw:text-box>
        </draw:frame>
        <draw:connector draw:style-name="gr2" draw:text-style-name="P3" draw:layer="layout" draw:line-skew="0.975cm" svg:x1="5.952cm" svg:y1="11.464cm" svg:x2="10.607cm" svg:y2="15.685cm" svg:d="M5952 11464h3303v4221h1352" svg:viewBox="0 0 4656 4222">
          <text:p/>
        </draw:connector>
        <draw:connector draw:style-name="gr2" draw:text-style-name="P3" draw:layer="layout" draw:line-skew="0.485cm" svg:x1="5.956cm" svg:y1="11.462cm" svg:x2="11.584cm" svg:y2="6.15cm" svg:d="M5956 11462h3299v-5312h2329" svg:viewBox="0 0 5629 5313">
          <text:p/>
        </draw:connector>
        <draw:connector draw:style-name="gr2" draw:text-style-name="P3" draw:layer="layout" svg:x1="9.652cm" svg:y1="15.664cm" svg:x2="11.585cm" svg:y2="17.551cm" svg:d="M9652 15664h967v1887h966" svg:viewBox="0 0 1934 1888">
          <text:p/>
        </draw:connector>
        <draw:connector draw:style-name="gr2" draw:text-style-name="P3" draw:layer="layout" svg:x1="9.653cm" svg:y1="15.662cm" svg:x2="11.593cm" svg:y2="14.262cm" svg:d="M9653 15662h970v-1400h970" svg:viewBox="0 0 1941 14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1T20:08:13.376758843</meta:creation-date>
    <dc:date>2023-12-21T21:25:05.059443710</dc:date>
    <meta:editing-duration>PT14M47S</meta:editing-duration>
    <meta:editing-cycles>1</meta:editing-cycles>
    <meta:document-statistic meta:object-count="20"/>
    <meta:generator>LibreOffice/7.3.7.2$Linux_X86_64 LibreOffice_project/30$Build-2</meta:generator>
  </office:meta>
</office:document-meta>
</file>